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0000000A0FF1D6407FDBD702D.png" manifest:media-type="image/png"/>
  <manifest:file-entry manifest:full-path="Pictures/10000201000000A0000000A03D0C453B7E64CD74.png" manifest:media-type="image/png"/>
  <manifest:file-entry manifest:full-path="Pictures/1000046300000FBA00000FBA61571A08A1C2EC93.svg" manifest:media-type="image/svg+xml"/>
  <manifest:file-entry manifest:full-path="Pictures/1000046300000FBA00000FBA3D2A5A934451672F.svg" manifest:media-type="image/svg+xml"/>
  <manifest:file-entry manifest:full-path="Pictures/10000201000000A0000000A0C2DA8B3DAB2A5ABF.png" manifest:media-type="image/png"/>
  <manifest:file-entry manifest:full-path="Pictures/1000046300000FBA00000FBAE206D834D3F4A23C.svg" manifest:media-type="image/svg+xml"/>
  <manifest:file-entry manifest:full-path="Pictures/10000201000000A0000000A0BE88ADEA268E1816.png" manifest:media-type="image/png"/>
  <manifest:file-entry manifest:full-path="Pictures/1000046300000FBA00000FBA5F380143DDC56FC5.svg" manifest:media-type="image/svg+xml"/>
  <manifest:file-entry manifest:full-path="Pictures/1000046300000FBA00000FBA3D55C9A147F3C62E.svg" manifest:media-type="image/svg+xml"/>
  <manifest:file-entry manifest:full-path="Pictures/10000201000000A0000000A02DE4E7FC1ECBD8EF.png" manifest:media-type="image/png"/>
  <manifest:file-entry manifest:full-path="Pictures/10000201000000A0000000A0795B661338DD7755.png" manifest:media-type="image/png"/>
  <manifest:file-entry manifest:full-path="Pictures/10000201000000A0000000A02492D3BFB8E92EB5.png" manifest:media-type="image/png"/>
  <manifest:file-entry manifest:full-path="Pictures/1000046300000FBA00000FBA90E120BEFD227B8D.svg" manifest:media-type="image/svg+xml"/>
  <manifest:file-entry manifest:full-path="Pictures/1000046300000FBA00000FBA00A0E288D6FFDAB1.svg" manifest:media-type="image/svg+xml"/>
  <manifest:file-entry manifest:full-path="Pictures/1000046300000FBA00000FBA7E71FAFD60BF905A.svg" manifest:media-type="image/svg+xml"/>
  <manifest:file-entry manifest:full-path="Pictures/10000201000000A0000000A0660D9732B3013D9A.png" manifest:media-type="image/png"/>
  <manifest:file-entry manifest:full-path="Pictures/10000201000000A0000000A046CCFCF314FED677.png" manifest:media-type="image/png"/>
  <manifest:file-entry manifest:full-path="Pictures/10000201000000A0000000A0E1C2C501F2A7FEF7.png" manifest:media-type="image/png"/>
  <manifest:file-entry manifest:full-path="Pictures/1000046300000FBA00000FBA9480B605298DDB02.svg" manifest:media-type="image/svg+xml"/>
  <manifest:file-entry manifest:full-path="Pictures/1000046300000FBA00000FBAFB841FDB764EC797.svg" manifest:media-type="image/svg+xml"/>
  <manifest:file-entry manifest:full-path="Pictures/10000201000000A0000000A06248E29DFBFF5F47.png" manifest:media-type="image/png"/>
  <manifest:file-entry manifest:full-path="Pictures/1000046300000FBA00000FBAF880200F31FD6B1C.svg" manifest:media-type="image/svg+xml"/>
  <manifest:file-entry manifest:full-path="Pictures/10000201000000A0000000A093C00815362B1754.png" manifest:media-type="image/png"/>
  <manifest:file-entry manifest:full-path="Pictures/1000046300000FBA00000FBA5C637702571C86A2.svg" manifest:media-type="image/svg+xml"/>
  <manifest:file-entry manifest:full-path="Pictures/10000201000000A0000000A0BAE5FD2EF457C0AC.png" manifest:media-type="image/png"/>
  <manifest:file-entry manifest:full-path="Pictures/1000046300000FBA00000FBA306CAD68B92F3542.svg" manifest:media-type="image/svg+xml"/>
  <manifest:file-entry manifest:full-path="Pictures/1000046300000FBA00000FBAFB8CE809DF2549E7.svg" manifest:media-type="image/svg+xml"/>
  <manifest:file-entry manifest:full-path="Pictures/10000201000000A0000000A097FE8D61F8C3EA4E.png" manifest:media-type="image/png"/>
  <manifest:file-entry manifest:full-path="Pictures/10000201000000A0000000A0468C1D3468047BA8.png" manifest:media-type="image/png"/>
  <manifest:file-entry manifest:full-path="Pictures/1000046300000FBA00000FBA26437953CCBE0E00.svg" manifest:media-type="image/svg+xml"/>
  <manifest:file-entry manifest:full-path="Pictures/10000201000000A0000000A09130C2C69EAAEEB4.png" manifest:media-type="image/png"/>
  <manifest:file-entry manifest:full-path="Pictures/1000046300000FBA00000FBA2DF3227E20FF3B4C.svg" manifest:media-type="image/svg+xml"/>
  <manifest:file-entry manifest:full-path="Pictures/10000201000000A0000000A0820ABCC6B7A891A0.png" manifest:media-type="image/png"/>
  <manifest:file-entry manifest:full-path="Pictures/1000046300000FBA00000FBA4D92EACCC418D394.svg" manifest:media-type="image/svg+xml"/>
  <manifest:file-entry manifest:full-path="Pictures/10000201000000A0000000A0A1F3541C7CAF810A.png" manifest:media-type="image/png"/>
  <manifest:file-entry manifest:full-path="Pictures/1000046300000FBA00000FBA1CD6CE9EDF57AB44.svg" manifest:media-type="image/svg+xml"/>
  <manifest:file-entry manifest:full-path="Pictures/1000046300000FBA00000FBA5430F784AF6A52D2.svg" manifest:media-type="image/svg+xml"/>
  <manifest:file-entry manifest:full-path="Pictures/10000201000000A0000000A09A3DF2FF5BFD45AF.png" manifest:media-type="image/png"/>
  <manifest:file-entry manifest:full-path="Pictures/10000201000000A0000000A0733BBB4E25389050.png" manifest:media-type="image/png"/>
  <manifest:file-entry manifest:full-path="Pictures/10000201000000A0000000A005CC32CD4D73F463.png" manifest:media-type="image/png"/>
  <manifest:file-entry manifest:full-path="Pictures/10000201000000A0000000A0BC209F65F45A18BF.png" manifest:media-type="image/png"/>
  <manifest:file-entry manifest:full-path="Pictures/1000046300000FBA00000FBA8C72A91A9FBC8344.svg" manifest:media-type="image/svg+xml"/>
  <manifest:file-entry manifest:full-path="Pictures/1000046300000FBA00000FBAA82A1CEFE5E2E1B9.svg" manifest:media-type="image/svg+xml"/>
  <manifest:file-entry manifest:full-path="Pictures/1000046300000FBA00000FBACB455D96D76FEF11.svg" manifest:media-type="image/svg+xml"/>
  <manifest:file-entry manifest:full-path="Pictures/10000201000000A0000000A0EB13403DA7BE534A.png" manifest:media-type="image/png"/>
  <manifest:file-entry manifest:full-path="Pictures/1000046300000FBA00000FBAF4BFF46BA5B6244C.svg" manifest:media-type="image/svg+xml"/>
  <manifest:file-entry manifest:full-path="Pictures/1000046300000FBA00000FBA033BDE57E821EBD8.svg" manifest:media-type="image/svg+xml"/>
  <manifest:file-entry manifest:full-path="Pictures/10000201000000A0000000A01B2DC2415A58E3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1.5846in" svg:height="1.5846in" draw:z-index="3"><draw:image xlink:href="Pictures/1000046300000FBA00000FBA9480B605298DDB02.svg" xlink:type="simple" xlink:show="embed" xlink:actuate="onLoad" loext:mime-type="image/svg+xml"/><draw:image xlink:href="Pictures/10000201000000A0000000A0660D9732B3013D9A.png" xlink:type="simple" xlink:show="embed" xlink:actuate="onLoad"/></draw:frame><draw:frame draw:style-name="fr1" draw:name="Image3" text:anchor-type="paragraph" svg:x="5.0992in" svg:y="0in" svg:width="1.5846in" svg:height="1.5846in" draw:z-index="4"><draw:image xlink:href="Pictures/1000046300000FBA00000FBA5430F784AF6A52D2.svg" xlink:type="simple" xlink:show="embed" xlink:actuate="onLoad" loext:mime-type="image/svg+xml"/><draw:image xlink:href="Pictures/10000201000000A0000000A0EB13403DA7BE534A.png" xlink:type="simple" xlink:show="embed" xlink:actuate="onLoad"/></draw:frame><draw:frame draw:style-name="fr2" draw:name="Image2" text:anchor-type="paragraph" svg:width="1.5846in" svg:height="1.5846in" draw:z-index="5"><draw:image xlink:href="Pictures/1000046300000FBA00000FBA5C637702571C86A2.svg" xlink:type="simple" xlink:show="embed" xlink:actuate="onLoad" loext:mime-type="image/svg+xml"/><draw:image xlink:href="Pictures/10000201000000A0000000A0BAE5FD2EF457C0AC.png" xlink:type="simple" xlink:show="embed" xlink:actuate="onLoad"/></draw:frame><draw:frame draw:style-name="fr1" draw:name="Image4" text:anchor-type="paragraph" svg:x="0in" svg:y="2.7874in" svg:width="1.5846in" svg:height="1.5846in" draw:z-index="6"><draw:image xlink:href="Pictures/1000046300000FBA00000FBA7E71FAFD60BF905A.svg" xlink:type="simple" xlink:show="embed" xlink:actuate="onLoad" loext:mime-type="image/svg+xml"/><draw:image xlink:href="Pictures/10000201000000A0000000A0733BBB4E25389050.png" xlink:type="simple" xlink:show="embed" xlink:actuate="onLoad"/></draw:frame><draw:frame draw:style-name="fr1" draw:name="Image5" text:anchor-type="paragraph" svg:x="2.5543in" svg:y="2.7874in" svg:width="1.5846in" svg:height="1.5846in" draw:z-index="7"><draw:image xlink:href="Pictures/1000046300000FBA00000FBA90E120BEFD227B8D.svg" xlink:type="simple" xlink:show="embed" xlink:actuate="onLoad" loext:mime-type="image/svg+xml"/><draw:image xlink:href="Pictures/10000201000000A0000000A06248E29DFBFF5F47.png" xlink:type="simple" xlink:show="embed" xlink:actuate="onLoad"/></draw:frame><draw:frame draw:style-name="fr1" draw:name="Image6" text:anchor-type="paragraph" svg:x="5.1in" svg:y="2.7874in" svg:width="1.5846in" svg:height="1.5846in" draw:z-index="8"><draw:image xlink:href="Pictures/1000046300000FBA00000FBA033BDE57E821EBD8.svg" xlink:type="simple" xlink:show="embed" xlink:actuate="onLoad" loext:mime-type="image/svg+xml"/><draw:image xlink:href="Pictures/10000201000000A0000000A0795B661338DD7755.png" xlink:type="simple" xlink:show="embed" xlink:actuate="onLoad"/></draw:frame><draw:frame draw:style-name="fr1" draw:name="Image7" text:anchor-type="paragraph" svg:x="-0.0008in" svg:y="5.622in" svg:width="1.5846in" svg:height="1.5846in" draw:z-index="9"><draw:image xlink:href="Pictures/1000046300000FBA00000FBA306CAD68B92F3542.svg" xlink:type="simple" xlink:show="embed" xlink:actuate="onLoad" loext:mime-type="image/svg+xml"/><draw:image xlink:href="Pictures/10000201000000A0000000A02DE4E7FC1ECBD8EF.png" xlink:type="simple" xlink:show="embed" xlink:actuate="onLoad"/></draw:frame><draw:frame draw:style-name="fr1" draw:name="Image8" text:anchor-type="paragraph" svg:x="2.5543in" svg:y="5.622in" svg:width="1.5846in" svg:height="1.5846in" draw:z-index="10"><draw:image xlink:href="Pictures/1000046300000FBA00000FBA00A0E288D6FFDAB1.svg" xlink:type="simple" xlink:show="embed" xlink:actuate="onLoad" loext:mime-type="image/svg+xml"/><draw:image xlink:href="Pictures/10000201000000A0000000A046CCFCF314FED677.png" xlink:type="simple" xlink:show="embed" xlink:actuate="onLoad"/></draw:frame><draw:frame draw:style-name="fr1" draw:name="Image9" text:anchor-type="paragraph" svg:x="5.1in" svg:y="5.622in" svg:width="1.5846in" svg:height="1.5846in" draw:z-index="11"><draw:image xlink:href="Pictures/1000046300000FBA00000FBAF880200F31FD6B1C.svg" xlink:type="simple" xlink:show="embed" xlink:actuate="onLoad" loext:mime-type="image/svg+xml"/><draw:image xlink:href="Pictures/10000201000000A0000000A09130C2C69EAAEEB4.png" xlink:type="simple" xlink:show="embed" xlink:actuate="onLoad"/></draw:frame><draw:frame draw:style-name="fr1" draw:name="Image25" text:anchor-type="paragraph" svg:x="-0.0008in" svg:y="8.5339in" svg:width="1.5846in" svg:height="1.5846in" draw:z-index="0"><draw:image xlink:href="Pictures/1000046300000FBA00000FBAFB8CE809DF2549E7.svg" xlink:type="simple" xlink:show="embed" xlink:actuate="onLoad" loext:mime-type="image/svg+xml"/><draw:image xlink:href="Pictures/10000201000000A0000000A0468C1D3468047BA8.png" xlink:type="simple" xlink:show="embed" xlink:actuate="onLoad"/></draw:frame><draw:frame draw:style-name="fr1" draw:name="Image26" text:anchor-type="paragraph" svg:x="2.5543in" svg:y="8.5346in" svg:width="1.5846in" svg:height="1.5846in" draw:z-index="1"><draw:image xlink:href="Pictures/1000046300000FBA00000FBA4D92EACCC418D394.svg" xlink:type="simple" xlink:show="embed" xlink:actuate="onLoad" loext:mime-type="image/svg+xml"/><draw:image xlink:href="Pictures/10000201000000A0000000A09A3DF2FF5BFD45AF.png" xlink:type="simple" xlink:show="embed" xlink:actuate="onLoad"/></draw:frame><draw:frame draw:style-name="fr1" draw:name="Image27" text:anchor-type="paragraph" svg:x="5.089in" svg:y="8.5244in" svg:width="1.5846in" svg:height="1.5846in" draw:z-index="2"><draw:image xlink:href="Pictures/1000046300000FBA00000FBA8C72A91A9FBC8344.svg" xlink:type="simple" xlink:show="embed" xlink:actuate="onLoad" loext:mime-type="image/svg+xml"/><draw:image xlink:href="Pictures/10000201000000A0000000A005CC32CD4D73F463.png" xlink:type="simple" xlink:show="embed" xlink:actuate="onLoad"/></draw:frame></text:p>
      <text:p text:style-name="P1"><draw:frame draw:style-name="fr1" draw:name="Image13" text:anchor-type="paragraph" svg:x="-0.0008in" svg:y="0in" svg:width="1.5846in" svg:height="1.5846in" draw:z-index="12"><draw:image xlink:href="Pictures/1000046300000FBA00000FBA2DF3227E20FF3B4C.svg" xlink:type="simple" xlink:show="embed" xlink:actuate="onLoad" loext:mime-type="image/svg+xml"/><draw:image xlink:href="Pictures/10000201000000A0000000A0E1C2C501F2A7FEF7.png" xlink:type="simple" xlink:show="embed" xlink:actuate="onLoad"/></draw:frame><draw:frame draw:style-name="fr2" draw:name="Image14" text:anchor-type="paragraph" svg:width="1.5846in" svg:height="1.5846in" draw:z-index="13"><draw:image xlink:href="Pictures/1000046300000FBA00000FBA26437953CCBE0E00.svg" xlink:type="simple" xlink:show="embed" xlink:actuate="onLoad" loext:mime-type="image/svg+xml"/><draw:image xlink:href="Pictures/10000201000000A0000000A0BC209F65F45A18BF.png" xlink:type="simple" xlink:show="embed" xlink:actuate="onLoad"/></draw:frame><draw:frame draw:style-name="fr1" draw:name="Image15" text:anchor-type="paragraph" svg:x="5.1in" svg:y="0in" svg:width="1.5846in" svg:height="1.5846in" draw:z-index="14"><draw:image xlink:href="Pictures/1000046300000FBA00000FBAA82A1CEFE5E2E1B9.svg" xlink:type="simple" xlink:show="embed" xlink:actuate="onLoad" loext:mime-type="image/svg+xml"/><draw:image xlink:href="Pictures/10000201000000A0000000A02492D3BFB8E92EB5.png" xlink:type="simple" xlink:show="embed" xlink:actuate="onLoad"/></draw:frame><draw:frame draw:style-name="fr1" draw:name="Image16" text:anchor-type="paragraph" svg:x="-0.0008in" svg:y="2.7874in" svg:width="1.5846in" svg:height="1.5846in" draw:z-index="15"><draw:image xlink:href="Pictures/1000046300000FBA00000FBACB455D96D76FEF11.svg" xlink:type="simple" xlink:show="embed" xlink:actuate="onLoad" loext:mime-type="image/svg+xml"/><draw:image xlink:href="Pictures/10000201000000A0000000A093C00815362B1754.png" xlink:type="simple" xlink:show="embed" xlink:actuate="onLoad"/></draw:frame><draw:frame draw:style-name="fr1" draw:name="Image17" text:anchor-type="paragraph" svg:x="2.5543in" svg:y="2.7874in" svg:width="1.5846in" svg:height="1.5846in" draw:z-index="16"><draw:image xlink:href="Pictures/1000046300000FBA00000FBAF4BFF46BA5B6244C.svg" xlink:type="simple" xlink:show="embed" xlink:actuate="onLoad" loext:mime-type="image/svg+xml"/><draw:image xlink:href="Pictures/10000201000000A0000000A01B2DC2415A58E38A.png" xlink:type="simple" xlink:show="embed" xlink:actuate="onLoad"/></draw:frame><draw:frame draw:style-name="fr1" draw:name="Image18" text:anchor-type="paragraph" svg:x="5.0984in" svg:y="2.7874in" svg:width="1.5846in" svg:height="1.5846in" draw:z-index="17"><draw:image xlink:href="Pictures/1000046300000FBA00000FBA1CD6CE9EDF57AB44.svg" xlink:type="simple" xlink:show="embed" xlink:actuate="onLoad" loext:mime-type="image/svg+xml"/><draw:image xlink:href="Pictures/10000201000000A0000000A0820ABCC6B7A891A0.png" xlink:type="simple" xlink:show="embed" xlink:actuate="onLoad"/></draw:frame><draw:frame draw:style-name="fr1" draw:name="Image19" text:anchor-type="paragraph" svg:x="-0.0008in" svg:y="5.622in" svg:width="1.5846in" svg:height="1.5846in" draw:z-index="18"><draw:image xlink:href="Pictures/1000046300000FBA00000FBA3D55C9A147F3C62E.svg" xlink:type="simple" xlink:show="embed" xlink:actuate="onLoad" loext:mime-type="image/svg+xml"/><draw:image xlink:href="Pictures/10000201000000A0000000A0A1F3541C7CAF810A.png" xlink:type="simple" xlink:show="embed" xlink:actuate="onLoad"/></draw:frame><draw:frame draw:style-name="fr1" draw:name="Image20" text:anchor-type="paragraph" svg:x="2.5543in" svg:y="5.622in" svg:width="1.5846in" svg:height="1.5846in" draw:z-index="19"><draw:image xlink:href="Pictures/1000046300000FBA00000FBA5F380143DDC56FC5.svg" xlink:type="simple" xlink:show="embed" xlink:actuate="onLoad" loext:mime-type="image/svg+xml"/><draw:image xlink:href="Pictures/10000201000000A0000000A0BE88ADEA268E1816.png" xlink:type="simple" xlink:show="embed" xlink:actuate="onLoad"/></draw:frame><draw:frame draw:style-name="fr1" draw:name="Image21" text:anchor-type="paragraph" svg:x="5.1in" svg:y="5.622in" svg:width="1.5846in" svg:height="1.5846in" draw:z-index="20"><draw:image xlink:href="Pictures/1000046300000FBA00000FBAE206D834D3F4A23C.svg" xlink:type="simple" xlink:show="embed" xlink:actuate="onLoad" loext:mime-type="image/svg+xml"/><draw:image xlink:href="Pictures/10000201000000A0000000A0C2DA8B3DAB2A5ABF.png" xlink:type="simple" xlink:show="embed" xlink:actuate="onLoad"/></draw:frame><draw:frame draw:style-name="fr1" draw:name="Image22" text:anchor-type="paragraph" svg:x="0in" svg:y="8.5339in" svg:width="1.5846in" svg:height="1.5846in" draw:z-index="21"><draw:image xlink:href="Pictures/1000046300000FBA00000FBA3D2A5A934451672F.svg" xlink:type="simple" xlink:show="embed" xlink:actuate="onLoad" loext:mime-type="image/svg+xml"/><draw:image xlink:href="Pictures/10000201000000A0000000A097FE8D61F8C3EA4E.png" xlink:type="simple" xlink:show="embed" xlink:actuate="onLoad"/></draw:frame><draw:frame draw:style-name="fr1" draw:name="Image23" text:anchor-type="paragraph" svg:x="2.5543in" svg:y="8.5339in" svg:width="1.5846in" svg:height="1.5846in" draw:z-index="22"><draw:image xlink:href="Pictures/1000046300000FBA00000FBA61571A08A1C2EC93.svg" xlink:type="simple" xlink:show="embed" xlink:actuate="onLoad" loext:mime-type="image/svg+xml"/><draw:image xlink:href="Pictures/10000201000000A0000000A03D0C453B7E64CD74.png" xlink:type="simple" xlink:show="embed" xlink:actuate="onLoad"/></draw:frame><draw:frame draw:style-name="fr1" draw:name="Image24" text:anchor-type="paragraph" svg:x="5.1in" svg:y="8.5339in" svg:width="1.5846in" svg:height="1.5846in" draw:z-index="23"><draw:image xlink:href="Pictures/1000046300000FBA00000FBAFB841FDB764EC797.svg" xlink:type="simple" xlink:show="embed" xlink:actuate="onLoad" loext:mime-type="image/svg+xml"/><draw:image xlink:href="Pictures/10000201000000A0000000A0FF1D6407FDBD70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8:43:44.955743395</meta:creation-date>
    <dc:date>2021-12-07T18:56:31.689078425</dc:date>
    <meta:editing-duration>PT2M16S</meta:editing-duration>
    <meta:editing-cycles>1</meta:editing-cycles>
    <meta:document-statistic meta:table-count="0" meta:image-count="2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